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3785in"/>
    </style:style>
    <style:style style:name="Táblázat2.B" style:family="table-column">
      <style:table-column-properties style:column-width="4.934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5.559in"/>
    </style:style>
    <style:style style:name="Táblázat3.B" style:family="table-column">
      <style:table-column-properties style:column-width="4.7535in"/>
    </style:style>
    <style:style style:name="Táblázat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none" fo:border-top="none" fo:border-bottom="0.05pt solid #000000"/>
    </style:style>
    <style:style style:name="Táblázat3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ázat3.B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4" style:family="table-cell">
      <style:table-cell-properties fo:padding="0.0382in" fo:border-left="0.05pt solid #000000" fo:border-right="none" fo:border-top="none" fo:border-bottom="0.05pt solid #000000"/>
    </style:style>
    <style:style style:name="Táblázat3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>
        <style:tab-stops>
          <style:tab-stop style:position="2.3862in"/>
        </style:tab-stops>
      </style:paragraph-properties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10bf188" officeooo:paragraph-rsid="010bf1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fa997f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10c49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1256cc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1264e7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1025a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bold" officeooo:paragraph-rsid="01025a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9129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8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9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6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6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62" style:family="paragraph" style:parent-style-name="Standard">
      <style:paragraph-properties fo:margin-top="0in" fo:margin-bottom="0in" loext:contextual-spacing="true" fo:line-height="100%" style:writing-mode="page"/>
      <style:text-properties officeooo:paragraph-rsid="010bf188"/>
    </style:style>
    <style:style style:name="P63" style:family="paragraph" style:parent-style-name="Standard">
      <style:paragraph-properties fo:margin-top="0in" fo:margin-bottom="0in" loext:contextual-spacing="true" fo:line-height="100%" style:writing-mode="page"/>
      <style:text-properties officeooo:paragraph-rsid="01146880"/>
    </style:style>
    <style:style style:name="P64" style:family="paragraph" style:parent-style-name="Standard">
      <style:paragraph-properties fo:margin-top="0in" fo:margin-bottom="0in" loext:contextual-spacing="true" fo:line-height="100%" style:writing-mode="page"/>
      <style:text-properties officeooo:paragraph-rsid="011648d0"/>
    </style:style>
    <style:style style:name="P65" style:family="paragraph" style:parent-style-name="Standard">
      <style:paragraph-properties fo:margin-top="0in" fo:margin-bottom="0in" loext:contextual-spacing="true" fo:line-height="100%" style:writing-mode="page"/>
      <style:text-properties officeooo:paragraph-rsid="0118db79"/>
    </style:style>
    <style:style style:name="P66" style:family="paragraph" style:parent-style-name="Standard">
      <style:paragraph-properties fo:margin-top="0in" fo:margin-bottom="0in" loext:contextual-spacing="true" fo:line-height="100%" style:writing-mode="page"/>
      <style:text-properties officeooo:paragraph-rsid="011939a7"/>
    </style:style>
    <style:style style:name="P67" style:family="paragraph" style:parent-style-name="Standard">
      <style:paragraph-properties fo:margin-top="0in" fo:margin-bottom="0in" loext:contextual-spacing="true" fo:line-height="100%" style:writing-mode="page"/>
      <style:text-properties officeooo:paragraph-rsid="01201877"/>
    </style:style>
    <style:style style:name="P68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Standard">
      <style:text-properties officeooo:paragraph-rsid="006e0b94"/>
    </style:style>
    <style:style style:name="P71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1044727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12a2ed2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12ac31c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1201877" style:font-style-asian="italic" style:font-style-complex="italic"/>
    </style:style>
    <style:style style:name="T23" style:family="text">
      <style:text-properties fo:font-style="italic" officeooo:rsid="01256cc7" style:font-style-asian="italic" style:font-style-complex="italic"/>
    </style:style>
    <style:style style:name="T24" style:family="text">
      <style:text-properties officeooo:rsid="005faa3b"/>
    </style:style>
    <style:style style:name="T25" style:family="text">
      <style:text-properties style:font-name="Courier New"/>
    </style:style>
    <style:style style:name="T26" style:family="text">
      <style:text-properties style:font-name="Courier New" fo:font-size="10pt" style:font-size-asian="10pt" style:font-size-complex="10pt"/>
    </style:style>
    <style:style style:name="T27" style:family="text">
      <style:text-properties style:font-name="Courier New" fo:font-size="10pt" officeooo:rsid="00479af1" style:font-size-asian="10pt" style:font-size-complex="10pt"/>
    </style:style>
    <style:style style:name="T28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9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30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1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2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3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4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5" style:family="text">
      <style:text-properties style:font-name="Courier New" fo:font-size="10pt" fo:language="zxx" fo:country="none" fo:font-style="normal" fo:font-weight="normal" officeooo:rsid="010bf18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7" style:family="text">
      <style:text-properties style:font-name="Courier New" fo:font-size="10pt" fo:language="zxx" fo:country="none" fo:font-weight="normal" officeooo:rsid="010bf18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8" style:family="text">
      <style:text-properties style:font-name="Courier New" fo:font-size="10pt" fo:language="zxx" fo:country="none" fo:font-weight="normal" officeooo:rsid="0120187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9" style:family="text">
      <style:text-properties style:font-name="Courier New" fo:font-size="10pt" fo:language="zxx" fo:country="none" fo:font-weight="normal" officeooo:rsid="010bf188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T40" style:family="text">
      <style:text-properties style:font-name="Courier New" fo:font-size="10pt" fo:language="zxx" fo:country="none" fo:font-weight="normal" officeooo:rsid="010f08a4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T41" style:family="text">
      <style:text-properties style:font-name="Courier New" fo:font-size="10pt" fo:language="zxx" fo:country="none" fo:font-weight="bold" officeooo:rsid="010bf1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2" style:family="text">
      <style:text-properties style:font-name="Courier New" fo:font-size="10pt" fo:language="zxx" fo:country="none" fo:font-style="italic" fo:font-weight="normal" officeooo:rsid="010bf18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3" style:family="text">
      <style:text-properties style:font-name="Courier New" fo:font-size="10pt" fo:language="zxx" fo:country="none" fo:font-style="italic" fo:font-weight="normal" officeooo:rsid="010dba8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4" style:family="text">
      <style:text-properties style:font-name="Courier New" fo:font-size="10pt" fo:language="zxx" fo:country="none" fo:font-style="italic" fo:font-weight="normal" officeooo:rsid="0112e95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5" style:family="text">
      <style:text-properties style:font-name="Courier New" fo:font-size="10pt" fo:language="zxx" fo:country="none" fo:font-style="italic" fo:font-weight="normal" officeooo:rsid="0120187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6" style:family="text">
      <style:text-properties style:font-name="Courier New" fo:font-size="10pt" fo:font-style="italic" officeooo:rsid="01201877" style:font-size-asian="10pt" style:font-style-asian="italic" style:font-size-complex="10pt" style:font-style-complex="italic"/>
    </style:style>
    <style:style style:name="T47" style:family="text">
      <style:text-properties style:font-name="Courier New" officeooo:rsid="003b6bff"/>
    </style:style>
    <style:style style:name="T48" style:family="text">
      <style:text-properties style:font-name="Courier New" fo:font-weight="normal" officeooo:rsid="00479af1" style:font-weight-asian="normal" style:font-weight-complex="normal"/>
    </style:style>
    <style:style style:name="T49" style:family="text">
      <style:text-properties style:font-name="Courier New" fo:font-weight="normal" officeooo:rsid="003b6bff" style:font-weight-asian="normal" style:font-weight-complex="normal"/>
    </style:style>
    <style:style style:name="T50" style:family="text">
      <style:text-properties style:font-name="Courier New" officeooo:rsid="00d63f08"/>
    </style:style>
    <style:style style:name="T51" style:family="text">
      <style:text-properties officeooo:rsid="0080efcf"/>
    </style:style>
    <style:style style:name="T52" style:family="text">
      <style:text-properties officeooo:rsid="008a1c77"/>
    </style:style>
    <style:style style:name="T53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98659b" style:font-weight-asian="bold" style:font-weight-complex="bold"/>
    </style:style>
    <style:style style:name="T56" style:family="text">
      <style:text-properties officeooo:rsid="009db0cb"/>
    </style:style>
    <style:style style:name="T57" style:family="text">
      <style:text-properties officeooo:rsid="00d720e3"/>
    </style:style>
    <style:style style:name="T58" style:family="text">
      <style:text-properties officeooo:rsid="00f8e178"/>
    </style:style>
    <style:style style:name="T59" style:family="text">
      <style:text-properties fo:font-style="normal" fo:font-weight="bold" officeooo:rsid="00f8e178" style:font-style-asian="normal" style:font-weight-asian="bold" style:font-style-complex="normal" style:font-weight-complex="bold"/>
    </style:style>
    <style:style style:name="T60" style:family="text">
      <style:text-properties officeooo:rsid="00fe2191"/>
    </style:style>
    <style:style style:name="T61" style:family="text">
      <style:text-properties officeooo:rsid="010b5213"/>
    </style:style>
    <style:style style:name="T62" style:family="text">
      <style:text-properties officeooo:rsid="011adbd9"/>
    </style:style>
    <style:style style:name="T63" style:family="text">
      <style:text-properties officeooo:rsid="011bd669"/>
    </style:style>
    <style:style style:name="T64" style:family="text">
      <style:text-properties officeooo:rsid="01201877"/>
    </style:style>
    <style:style style:name="T65" style:family="text">
      <style:text-properties officeooo:rsid="01256c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8">3</text:span><text:span text:style-name="T5">.</text:span><text:span text:style-name="T10">3</text:span><text:span text:style-name="T7">.</text:span><text:span text:style-name="T9">0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53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68" text:outline-level="3"><text:span text:style-name="T18">element.</text:span>dataset &amp; data-* attributes</text:h>
          </table:table-cell>
          <table:table-cell table:style-name="Táblázat1.C1" office:value-type="string">
            <text:h text:style-name="P69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2"/>
            <text:p text:style-name="P22">IE8<text:span text:style-name="T61">+</text:span></text:p>
            <text:p text:style-name="P23"/>
            <text:p text:style-name="P7"><text:span text:style-name="T24">l</text:span>ocalStorage:</text:p>
            <text:p text:style-name="P23"><text:span text:style-name="T11">l</text:span>ocalStorage.length;</text:p>
            <text:p text:style-name="P23">localStorage.key(index);</text:p>
            <text:p text:style-name="P23">localStorage.getItem(key);</text:p>
            <text:p text:style-name="P23">localStorage.setItem(key, data);</text:p>
            <text:p text:style-name="P23">localStorage.removeItem(key);</text:p>
            <text:p text:style-name="P23">localStorage.clear();</text:p>
            <text:p text:style-name="P23"/>
            <text:p text:style-name="P4"><text:span text:style-name="Source_20_Text"><text:span text:style-name="T27">sessionStorage</text:span></text:span><text:span text:style-name="T26">:</text:span></text:p>
            <text:p text:style-name="P5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<text:span text:style-name="T26">.length;</text:span></text:p>
            <text:p text:style-name="P5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<text:span text:style-name="T26">.key(index);</text:span></text:p>
            <text:p text:style-name="P5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<text:span text:style-name="T26">.getItem(key);</text:span></text:p>
            <text:p text:style-name="P5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<text:span text:style-name="T26">.setItem(key, data);</text:span></text:p>
            <text:p text:style-name="P5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<text:span text:style-name="T26">.removeItem(key);</text:span></text:p>
            <text:p text:style-name="P5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<text:span text:style-name="T26">.clear();</text:span></text:p>
            <text:p text:style-name="P23"/>
            <text:p text:style-name="P8">hasItem:</text:p>
            <text:p text:style-name="P23">localStorage.getItem(key) !== null</text:p>
            <text:p text:style-name="P32"><text:span text:style-name="Source_20_Text"><text:span text:style-name="T48">s</text:span></text:span><text:span text:style-name="Source_20_Text"><text:span text:style-name="T49">ession</text:span></text:span><text:span text:style-name="Source_20_Text"><text:span text:style-name="T48">S</text:span></text:span><text:span text:style-name="Source_20_Text"><text:span text:style-name="T49">torage</text:span></text:span>.getItem(key) !== null</text:p>
            <text:p text:style-name="P8"/>
            <text:p text:style-name="P8">setJSON:</text:p>
            <text:p text:style-name="P23">localStorage.setItem(key, JSON.stringify(object));</text:p>
            <text:p text:style-name="P32"><text:span text:style-name="Source_20_Text"><text:span text:style-name="T48">s</text:span></text:span><text:span text:style-name="Source_20_Text"><text:span text:style-name="T49">ession</text:span></text:span><text:span text:style-name="Source_20_Text"><text:span text:style-name="T48">S</text:span></text:span><text:span text:style-name="Source_20_Text"><text:span text:style-name="T49">torage</text:span></text:span>.setItem(key, JSON.stringify(object));</text:p>
            <text:p text:style-name="P8"/>
            <text:p text:style-name="P8">getJSON:</text:p>
            <text:p text:style-name="P31">JSON.parse(localStorage.getItem(key));</text:p>
            <text:p text:style-name="P32">JSON.parse(<text:span text:style-name="Source_20_Text"><text:span text:style-name="T48">s</text:span></text:span><text:span text:style-name="Source_20_Text"><text:span text:style-name="T49">ession</text:span></text:span><text:span text:style-name="Source_20_Text"><text:span text:style-name="T48">S</text:span></text:span><text:span text:style-name="Source_20_Text"><text:span text:style-name="T49">torage</text:span></text:span>.getItem(key));</text:p>
            <text:p text:style-name="P32"/>
          </table:table-cell>
          <table:table-cell table:style-name="Táblázat1.B2" office:value-type="string">
            <text:p text:style-name="P23"/>
            <text:p text:style-name="P29">- IE11 compatible</text:p>
            <text:p text:style-name="P23">- element data-* attributes</text:p>
            <text:p text:style-name="P23">- no <text:span text:style-name="T19">m</text:span>ethods <text:span text:style-name="T52">and</text:span> <text:span text:style-name="T19">e</text:span>vents</text:p>
            <text:p text:style-name="P23"/>
            <text:p text:style-name="P17">camelcase:</text:p>
            <text:p text:style-name="P24">el<text:span text:style-name="T15">ement</text:span>.data-name</text:p>
            <text:p text:style-name="P25"><text:s text:c="2"/>-&gt; el<text:span text:style-name="T15">ement</text:span>.dataset.name</text:p>
            <text:p text:style-name="P25">el<text:span text:style-name="T15">ement</text:span>.data-first-second</text:p>
            <text:p text:style-name="P25"><text:s text:c="2"/>-&gt; el<text:span text:style-name="T15">ement</text:span>.dataset.firstSecond</text:p>
            <text:p text:style-name="P23"/>
            <text:p text:style-name="P8">set:</text:p>
            <text:p text:style-name="P23">element.dataset.<text:span text:style-name="T20">name</text:span> = "<text:span text:style-name="T12">value</text:span>";</text:p>
            <text:p text:style-name="P26">element.dataset["<text:span text:style-name="T20">name</text:span>"] = "<text:span text:style-name="T12">value</text:span>";</text:p>
            <text:p text:style-name="P26">element.setAttribute("data-<text:span text:style-name="T20">name</text:span>", "<text:span text:style-name="T12">value</text:span>");</text:p>
            <text:p text:style-name="P26">element<text:span text:style-name="T12">[</text:span>"data-<text:span text:style-name="T20">name</text:span>"<text:span text:style-name="T12">] =</text:span> "<text:span text:style-name="T12">value</text:span>";</text:p>
            <text:p text:style-name="P27"/>
            <text:p text:style-name="P8">get:</text:p>
            <text:p text:style-name="P26">element.dataset.<text:span text:style-name="T20">name</text:span>;</text:p>
            <text:p text:style-name="P26">element.dataset["<text:span text:style-name="T20">name</text:span>"];</text:p>
            <text:p text:style-name="P26">element.getAttribute("data-<text:span text:style-name="T20">name</text:span>");</text:p>
            <text:p text:style-name="P26">element<text:span text:style-name="T12">[</text:span>"data-<text:span text:style-name="T20">name</text:span>"<text:span text:style-name="T12">]</text:span>;</text:p>
            <text:p text:style-name="P23"/>
            <text:p text:style-name="P8">remove:</text:p>
            <text:p text:style-name="P26">element.removeAttribute("data-<text:span text:style-name="T20">name</text:span>");</text:p>
            <text:p text:style-name="P26"/>
            <text:p text:style-name="P20">check:</text:p>
            <text:p text:style-name="P35">element.hasAttribute("data-<text:span text:style-name="T20">name</text:span>");</text:p>
            <text:p text:style-name="P35"/>
          </table:table-cell>
          <table:table-cell table:style-name="Táblázat1.C2" office:value-type="string">
            <text:p text:style-name="P30"/>
            <text:p text:style-name="P30">IE10+11 compatible</text:p>
            <text:p text:style-name="P30"/>
            <text:p text:style-name="P30">new <text:span text:style-name="T60">&lt;</text:span>TypedArray<text:span text:style-name="T60">&gt;</text:span>(); <text:span text:style-name="T21">ES2017</text:span></text:p>
            <text:p text:style-name="P30">new <text:span text:style-name="T60">&lt;</text:span>TypedArray<text:span text:style-name="T60">&gt;</text:span>(length);</text:p>
            <text:p text:style-name="P30">new <text:span text:style-name="T60">&lt;</text:span>TypedArray<text:span text:style-name="T60">&gt;</text:span>(typedArray);</text:p>
            <text:p text:style-name="P30">new <text:span text:style-name="T60">&lt;</text:span>TypedArray<text:span text:style-name="T60">&gt;</text:span>(object);</text:p>
            <text:p text:style-name="P30">new <text:span text:style-name="T60">&lt;</text:span>TypedArray<text:span text:style-name="T60">&gt;</text:span>(buffer[,byteOffset[,len<text:span text:style-name="T60">g</text:span>]]);</text:p>
            <text:p text:style-name="P30"/>
            <text:p text:style-name="P12">Int8Array();</text:p>
            <text:p text:style-name="P51">-128 to 127, 1 <text:span text:style-name="T51">byte</text:span>, int8_t</text:p>
            <text:p text:style-name="P12">Uint8Array();</text:p>
            <text:p text:style-name="P51">0 to 255, 1 <text:span text:style-name="T51">byte,</text:span> uint8_t</text:p>
            <text:p text:style-name="P34"><text:span text:style-name="T54">Uint8ClampedArray();</text:span><text:span text:style-name="T59"> - not in IE10-11</text:span></text:p>
            <text:p text:style-name="P52">0 to 255, 1 <text:span text:style-name="T51">byte</text:span>, uint8_t</text:p>
            <text:p text:style-name="P52"/>
            <text:p text:style-name="P12">Int16Array();</text:p>
            <text:p text:style-name="P51">-32768 to 32767, 2 <text:span text:style-name="T51">byte</text:span>, int16_t</text:p>
            <text:p text:style-name="P12">Uint16Array();</text:p>
            <text:p text:style-name="P51">0 to 65535, 2 <text:span text:style-name="T51">byte</text:span>, uint16_t</text:p>
            <text:p text:style-name="P51"/>
            <text:p text:style-name="P13">Int32Array();</text:p>
            <text:p text:style-name="P52">-2147483648 to 2147483647, 4 byte, int32_t</text:p>
            <text:p text:style-name="P13">Uint32Array();</text:p>
            <text:p text:style-name="P52">0 to 4294967295, 4 <text:span text:style-name="T51">byte</text:span>, uint32_t</text:p>
            <text:p text:style-name="P52"/>
            <text:p text:style-name="P55">BigInt64Array<text:span text:style-name="T58">(); - not in IE10-11</text:span></text:p>
            <text:p text:style-name="P54">-2**63 to 2**63-1, 8 <text:span text:style-name="T58">byte, int64_t</text:span></text:p>
            <text:p text:style-name="P55">BigUint64Array<text:span text:style-name="T58">(); - not in IE10-11</text:span></text:p>
            <text:p text:style-name="P54">0 to 2**64-1, 8 <text:span text:style-name="T58">byte, uint64_t</text:span></text:p>
            <text:p text:style-name="P52"/>
            <text:p text:style-name="P13">Float32Array();</text:p>
            <text:p text:style-name="P52">1.2x10-38 to 3.4x1038, 4 <text:span text:style-name="T51">byte</text:span>, float</text:p>
            <text:p text:style-name="P13">Float64Array();</text:p>
            <text:p text:style-name="P52">5.0x10-324 to 1.8x10308, 8 <text:span text:style-name="T51">byte</text:span>, double</text:p>
            <text:p text:style-name="P52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41"/>
            <text:p text:style-name="P42"><text:span text:style-name="Source_20_Text"><text:span text:style-name="T25">IE10+IE11 </text:span></text:span><text:span text:style-name="Source_20_Text"><text:span text:style-name="T47">d</text:span></text:span><text:span text:style-name="Source_20_Text"><text:span text:style-name="T25">on't have support for classList on SVG or MathML elements.</text:span></text:span></text:p>
            <text:p text:style-name="P41"/>
            <text:p text:style-name="P14">element.classList.add(String[,String]);</text:p>
            <text:p text:style-name="P53">IE10+11: yes (except the multiple arguments)</text:p>
            <text:p text:style-name="P36"/>
            <text:p text:style-name="P11">element.classList.remove(String[,String]);</text:p>
            <text:p text:style-name="P50">IE10+11: yes (except the multiple arguments)</text:p>
            <text:p text:style-name="P49">- Removing a class that does not exist, does NOT throw an error.</text:p>
            <text:p text:style-name="P28"/>
            <text:p text:style-name="P14">element.classList.contains(String);</text:p>
            <text:p text:style-name="P53">IE10+11: yes</text:p>
            <text:p text:style-name="P36"/>
            <text:p text:style-name="P11">element.classList.toggle(String[,force]);</text:p>
            <text:p text:style-name="P50">IE10+11: yes (except the second argument)</text:p>
            <text:p text:style-name="P49">- When only one argument is present: Toggle class value; <text:span text:style-name="T16">i</text:span>f class exists then remove it and return false, if not, then add it and return true.</text:p>
            <text:p text:style-name="P49">- When a second argument is present: If the second argument evaluates to true, add specified class value, and if it evaluates to false, remove it.</text:p>
            <text:p text:style-name="P28"/>
            <text:p text:style-name="P14">element.classList.item(Number);</text:p>
            <text:p text:style-name="P53">IE10+11: yes</text:p>
            <text:p text:style-name="P28"/>
            <text:p text:style-name="P14">element.classList.length;</text:p>
            <text:p text:style-name="P53">IE10+11: yes</text:p>
            <text:p text:style-name="P36"/>
            <text:p text:style-name="P11">element.classList.replace(oldClass, newClass); </text:p>
            <text:p text:style-name="P49">IE10+11: <text:span text:style-name="T13">N</text:span>o <text:span text:style-name="T13">and the method isn't compatible with the Safari and mobile browsers too.</text:span></text:p>
            <text:p text:style-name="P36"/>
            <text:p text:style-name="P15">Remove all classes:</text:p>
            <text:p text:style-name="P58"><text:span text:style-name="Source_20_Text"><text:span text:style-name="T30">element.className = "";</text:span></text:span></text:p>
            <text:p text:style-name="P28"><text:span text:style-name="Source_20_Text"><text:span text:style-name="T30"/></text:span></text:p>
          </table:table-cell>
          <table:table-cell table:style-name="Táblázat2.B2" office:value-type="string">
            <text:p text:style-name="P41"/>
            <text:p text:style-name="P41">IE8+</text:p>
            <text:p text:style-name="P41"/>
            <text:p text:style-name="P41"><text:span text:style-name="T55">V</text:span><text:span text:style-name="T54">alid Data Types</text:span></text:p>
            <text:p text:style-name="P41">- string</text:p>
            <text:p text:style-name="P41">- number</text:p>
            <text:p text:style-name="P41">- object (containing valid JSON values)</text:p>
            <text:p text:style-name="P41">- array</text:p>
            <text:p text:style-name="P41">- boolean</text:p>
            <text:p text:style-name="P41">- <text:span text:style-name="T65">date</text:span></text:p>
            <text:p text:style-name="P48">- null</text:p>
            <text:p text:style-name="P48"/>
            <text:p text:style-name="P45"><text:span text:style-name="T55">Inv</text:span><text:span text:style-name="T54">alid Data Types</text:span></text:p>
            <text:p text:style-name="P41">- function</text:p>
            <text:p text:style-name="P41">- <text:span text:style-name="T65">Symbol</text:span></text:p>
            <text:p text:style-name="P47">- NaN, Infinity, undefined<text:span text:style-name="T21"> – </text:span><text:span text:style-name="T23">will be "null"</text:span></text:p>
            <text:p text:style-name="P41">- <text:span text:style-name="T56">an object with method(s) (functions)</text:span></text:p>
            <text:p text:style-name="P41">- <text:span text:style-name="T64">Map, Set, WeakMap, WeakSet</text:span><text:span text:style-name="T22"> – </text:span><text:span text:style-name="T23">fix: </text:span><text:span text:style-name="T22">convert to array</text:span></text:p>
            <text:p text:style-name="P67"><text:span text:style-name="T36">- </text:span><text:span text:style-name="T38">BigInt - </text:span><text:span text:style-name="T45">fixed in Celestra - B</text:span><text:span text:style-name="T46">igInt.prototype.toJSON();</text:span><text:span text:style-name="T22"> </text:span></text:p>
            <text:p text:style-name="P41"/>
            <text:p text:style-name="P16">JSON.stringify(value[,replacer[,space]]);</text:p>
            <text:p text:style-name="P41">Convert a JavaScript object to a JSON string.</text:p>
            <text:p text:style-name="P41"/>
            <text:p text:style-name="P41">JSON.stringify( { a: 1, b: "2", c: true } );</text:p>
            <text:p text:style-name="P37">// -&gt; "{\"a\":1,\"b\":\"2\",\"c\":true}"</text:p>
            <text:p text:style-name="P37"/>
            <text:p text:style-name="P41">JSON.stringify( [1, 2, 3, 4, 5] );</text:p>
            <text:p text:style-name="P38">// -&gt; "[1,2,3,4,5]"</text:p>
            <text:p text:style-name="P37"/>
            <text:p text:style-name="P16">JSON.parse(text[,reviver]);</text:p>
            <text:p text:style-name="P41">Parses a JSON string and returns a JavaScript object.</text:p>
            <text:p text:style-name="P41"/>
            <text:p text:style-name="P41">JSON.parse(JSON.stringify( {a: 1, b: "2", c: true} ));</text:p>
            <text:p text:style-name="P38">// -&gt; Object { a: 1, b: "2", c: true }</text:p>
            <text:p text:style-name="P37"/>
            <text:p text:style-name="P41">JSON.parse(JSON.stringify( [1, 2, 3, 4, 5] ));</text:p>
            <text:p text:style-name="P38">// -&gt; Array(5) [ 1, 2, 3, 4, 5 ]</text:p>
            <text:p text:style-name="P37"/>
          </table:table-cell>
        </table:table-row>
      </table:table>
      <text:p text:style-name="P70"/>
      <table:table table:name="Táblázat3" table:style-name="Táblázat3">
        <table:table-column table:style-name="Táblázat3.A"/>
        <table:table-column table:style-name="Táblázat3.B"/>
        <table:table-row>
          <table:table-cell table:style-name="Táblázat3.A1" office:value-type="string">
            <text:p text:style-name="P10">DOMParser</text:p>
          </table:table-cell>
          <table:table-cell table:style-name="Táblázat3.B1" office:value-type="string">
            <text:p text:style-name="P21">Big<text:span text:style-name="T63">I</text:span>nt</text:p>
          </table:table-cell>
        </table:table-row>
        <table:table-row>
          <table:table-cell table:style-name="Táblázat3.A2" office:value-type="string">
            <text:p text:style-name="P46"/>
            <text:p text:style-name="P43"><text:span text:style-name="Source_20_Text"><text:span text:style-name="T50">IE9: XML support</text:span></text:span></text:p>
            <text:p text:style-name="P44"><text:span text:style-name="Source_20_Text"><text:span text:style-name="T50">IE10+IE11: XML, SVG and HTML support</text:span></text:span></text:p>
            <text:p text:style-name="P46"/>
            <text:p text:style-name="P59"><text:span text:style-name="Source_20_Text"><text:span text:style-name="T32">var parser = new DOMParser();</text:span></text:span></text:p>
            <text:p text:style-name="P59"><text:span text:style-name="Source_20_Text"><text:span text:style-name="T32">var doc = parser.parseFromString("</text:span></text:span><text:span text:style-name="Source_20_Text"><text:span text:style-name="T33">sourceStr</text:span></text:span><text:span text:style-name="Source_20_Text"><text:span text:style-name="T32">", "application/xml");</text:span></text:span></text:p>
            <text:p text:style-name="P59"><text:span text:style-name="Source_20_Text"><text:span text:style-name="T31">R</text:span></text:span><text:span text:style-name="Source_20_Text"><text:span text:style-name="T30">eturns a Document, but not a SVGDocument nor a HTMLDocument.</text:span></text:span></text:p>
            <text:p text:style-name="P59"><text:span text:style-name="Source_20_Text"><text:span text:style-name="T30"/></text:span></text:p>
            <text:p text:style-name="P61"><text:span text:style-name="Source_20_Text"><text:span text:style-name="T32">var parser = new DOMParser();</text:span></text:span></text:p>
            <text:p text:style-name="P61"><text:span text:style-name="Source_20_Text"><text:span text:style-name="T32">var doc = parser.parseFromString(</text:span></text:span><text:span text:style-name="Source_20_Text"><text:span text:style-name="T33">sourceStr</text:span></text:span><text:span text:style-name="Source_20_Text"><text:span text:style-name="T32">, "image/svg+xml");</text:span></text:span></text:p>
            <text:p text:style-name="P59"><text:span text:style-name="Source_20_Text"><text:span text:style-name="T31">R</text:span></text:span><text:span text:style-name="Source_20_Text"><text:span text:style-name="T30">eturns a SVGDocument, which also is a Document.</text:span></text:span></text:p>
            <text:p text:style-name="P59"><text:span text:style-name="Source_20_Text"><text:span text:style-name="T30"/></text:span></text:p>
            <text:p text:style-name="P61"><text:span text:style-name="Source_20_Text"><text:span text:style-name="T32">var parser = new DOMParser();</text:span></text:span></text:p>
            <text:p text:style-name="P61"><text:span text:style-name="Source_20_Text"><text:span text:style-name="T32">var doc = parser.parseFromString(</text:span></text:span><text:span text:style-name="Source_20_Text"><text:span text:style-name="T33">sourceStr</text:span></text:span><text:span text:style-name="Source_20_Text"><text:span text:style-name="T32">, "text/html");</text:span></text:span></text:p>
            <text:p text:style-name="P60"><text:span text:style-name="Source_20_Text"><text:span text:style-name="T34">Returns a HTML document.</text:span></text:span></text:p>
            <text:p text:style-name="P33"><text:span text:style-name="Source_20_Text"><text:span text:style-name="T30"/></text:span></text:p>
          </table:table-cell>
          <table:table-cell table:style-name="Táblázat3.B4" table:number-rows-spanned="3" office:value-type="string">
            <text:p text:style-name="P62"><text:span text:style-name="Source_20_Text"><text:span text:style-name="T37"/></text:span></text:p>
            <text:p text:style-name="P62"><text:span text:style-name="Source_20_Text"><text:span text:style-name="T39">l</text:span></text:span><text:span text:style-name="Source_20_Text"><text:span text:style-name="T40">et</text:span></text:span><text:span text:style-name="Source_20_Text"><text:span text:style-name="T37"> theBiggestInt = 9007199254740991n;</text:span></text:span></text:p>
            <text:p text:style-name="P62"><text:span text:style-name="Source_20_Text"><text:span text:style-name="T39">l</text:span></text:span><text:span text:style-name="Source_20_Text"><text:span text:style-name="T40">et</text:span></text:span><text:span text:style-name="Source_20_Text"><text:span text:style-name="T37"> alsoHuge = BigInt(9007199254740991);</text:span></text:span></text:p>
            <text:p text:style-name="P62"><text:span text:style-name="Source_20_Text"><text:span text:style-name="T39">l</text:span></text:span><text:span text:style-name="Source_20_Text"><text:span text:style-name="T40">et</text:span></text:span><text:span text:style-name="Source_20_Text"><text:span text:style-name="T37"> hugeString = BigInt("9007199254740991");</text:span></text:span></text:p>
            <text:p text:style-name="P62"><text:span text:style-name="Source_20_Text"><text:span text:style-name="T39">l</text:span></text:span><text:span text:style-name="Source_20_Text"><text:span text:style-name="T40">et</text:span></text:span><text:span text:style-name="Source_20_Text"><text:span text:style-name="T37"> hugeHex = BigInt("0x1fffffffffffff");</text:span></text:span></text:p>
            <text:p text:style-name="P65"><text:span text:style-name="Source_20_Text"><text:span text:style-name="T39">l</text:span></text:span><text:span text:style-name="Source_20_Text"><text:span text:style-name="T40">et</text:span></text:span><text:span text:style-name="Source_20_Text"><text:span text:style-name="T37"> hugeBin = BigInt("0b11111111111111111111111111111111111111111111111111111");</text:span></text:span></text:p>
            <text:p text:style-name="P65"><text:span text:style-name="Source_20_Text"><text:span text:style-name="T42">// </text:span></text:span><text:span text:style-name="Source_20_Text"><text:span text:style-name="T43">all </text:span></text:span><text:span text:style-name="Source_20_Text"><text:span text:style-name="T42">-&gt; 9007199254740991n</text:span></text:span></text:p>
            <text:p text:style-name="P62"><text:span text:style-name="Source_20_Text"><text:span text:style-name="T37"/></text:span></text:p>
            <text:p text:style-name="P64"><text:span text:style-name="Source_20_Text"><text:span text:style-name="T37">typeof 1n; <text:s text:c="9"/></text:span></text:span><text:span text:style-name="Source_20_Text"><text:span text:style-name="T42">// -&gt; "bigint"</text:span></text:span></text:p>
            <text:p text:style-name="P64"><text:span text:style-name="Source_20_Text"><text:span text:style-name="T37">typeof BigInt("1"); </text:span></text:span><text:span text:style-name="Source_20_Text"><text:span text:style-name="T42">// -&gt; "bigint"</text:span></text:span></text:p>
            <text:p text:style-name="P62"><text:span text:style-name="Source_20_Text"><text:span text:style-name="T37"/></text:span></text:p>
            <text:p text:style-name="P62"><text:span text:style-name="Source_20_Text"><text:span text:style-name="T41">Operators:</text:span></text:span><text:span text:style-name="Source_20_Text"><text:span text:style-name="T37"> +, *, -, **, %, Bitwise operators (e.g.: &gt;&gt;&gt;)</text:span></text:span></text:p>
            <text:p text:style-name="P62"><text:span text:style-name="Source_20_Text"><text:span text:style-name="T37"/></text:span></text:p>
            <text:p text:style-name="P63"><text:span text:style-name="Source_20_Text"><text:span text:style-name="T37">!0n <text:s text:c="5"/></text:span></text:span><text:span text:style-name="Source_20_Text"><text:span text:style-name="T42">// -&gt; true</text:span></text:span></text:p>
            <text:p text:style-name="P63"><text:span text:style-name="Source_20_Text"><text:span text:style-name="T37">!1n <text:s text:c="5"/></text:span></text:span><text:span text:style-name="Source_20_Text"><text:span text:style-name="T42">// -&gt; false</text:span></text:span></text:p>
            <text:p text:style-name="P63"><text:span text:style-name="Source_20_Text"><text:span text:style-name="T35"/></text:span></text:p>
            <text:p text:style-name="P62"><text:span text:style-name="Source_20_Text"><text:span text:style-name="T37">4n / 2n <text:s/></text:span></text:span><text:span text:style-name="Source_20_Text"><text:span text:style-name="T42">// -&gt; 2n</text:span></text:span></text:p>
            <text:p text:style-name="P62"><text:span text:style-name="Source_20_Text"><text:span text:style-name="T37">5n / 2n <text:s/></text:span></text:span><text:span text:style-name="Source_20_Text"><text:span text:style-name="T42">// -&gt; 2n, </text:span></text:span><text:span text:style-name="Source_20_Text"><text:span text:style-name="T43">not 2.5n -</text:span></text:span><text:span text:style-name="Source_20_Text"><text:span text:style-name="T44">&gt; rounded</text:span></text:span></text:p>
            <text:p text:style-name="P62"><text:span text:style-name="Source_20_Text"><text:span text:style-name="T35"/></text:span></text:p>
            <text:p text:style-name="P62"><text:span text:style-name="Source_20_Text"><text:span text:style-name="T37">1n &lt; 2 <text:s text:c="2"/></text:span></text:span><text:span text:style-name="Source_20_Text"><text:span text:style-name="T42">// -&gt; true</text:span></text:span></text:p>
            <text:p text:style-name="P62"><text:span text:style-name="Source_20_Text"><text:span text:style-name="T37">2n &gt; 1 <text:s text:c="2"/></text:span></text:span><text:span text:style-name="Source_20_Text"><text:span text:style-name="T42">// -&gt; true</text:span></text:span></text:p>
            <text:p text:style-name="P62"><text:span text:style-name="Source_20_Text"><text:span text:style-name="T37">2n &gt; 2 <text:s text:c="2"/></text:span></text:span><text:span text:style-name="Source_20_Text"><text:span text:style-name="T42">// -&gt; false</text:span></text:span></text:p>
            <text:p text:style-name="P62"><text:span text:style-name="Source_20_Text"><text:span text:style-name="T37">2n &gt;= 2 <text:s/></text:span></text:span><text:span text:style-name="Source_20_Text"><text:span text:style-name="T42">// -&gt; true</text:span></text:span></text:p>
            <text:p text:style-name="P62"><text:span text:style-name="Source_20_Text"><text:span text:style-name="T37"/></text:span></text:p>
            <text:p text:style-name="P62"><text:span text:style-name="Source_20_Text"><text:span text:style-name="T39">l</text:span></text:span><text:span text:style-name="Source_20_Text"><text:span text:style-name="T40">et</text:span></text:span><text:span text:style-name="Source_20_Text"><text:span text:style-name="T37"> mixed = [4n, 6, -12n, 10, 4, 0, 0n];</text:span></text:span></text:p>
            <text:p text:style-name="P66"><text:span text:style-name="Source_20_Text"><text:span text:style-name="T37">mixed.sort();</text:span></text:span><text:span text:style-name="Source_20_Text"><text:span text:style-name="T42">// -&gt; [-12n, 0, 0n, 4n, 4, 6, 10]</text:span></text:span></text:p>
            <text:p text:style-name="P62"><text:span text:style-name="Source_20_Text"><text:span text:style-name="T37"/></text:span></text:p>
            <text:p text:style-name="P62"><text:span text:style-name="Source_20_Text"><text:span text:style-name="T41">Methods</text:span></text:span></text:p>
            <text:p text:style-name="P66"><text:span text:style-name="Source_20_Text"><text:span text:style-name="T37">BigInt.asIntN();</text:span></text:span></text:p>
            <text:p text:style-name="P66"><text:span text:style-name="Source_20_Text"><text:span text:style-name="T42"><text:s text:c="2"/>- BigInt value to a signed integer</text:span></text:span></text:p>
            <text:p text:style-name="P66"><text:span text:style-name="Source_20_Text"><text:span text:style-name="T37">BigInt.asUintN(); </text:span></text:span></text:p>
            <text:p text:style-name="P66"><text:span text:style-name="Source_20_Text"><text:span text:style-name="T42"><text:s text:c="2"/>- BigInt value to an unsigned integer</text:span></text:span></text:p>
            <text:p text:style-name="P62"><text:span text:style-name="Source_20_Text"><text:span text:style-name="T37">BigInt.prototype.toLocaleString();</text:span></text:span></text:p>
            <text:p text:style-name="P62"><text:span text:style-name="Source_20_Text"><text:span text:style-name="T37">BigInt.prototype.toString();</text:span></text:span></text:p>
            <text:p text:style-name="P62"><text:span text:style-name="Source_20_Text"><text:span text:style-name="T37">BigInt.prototype.valueOf();</text:span></text:span></text:p>
            <text:p text:style-name="P62"><text:span text:style-name="Source_20_Text"><text:span text:style-name="T37"/></text:span></text:p>
          </table:table-cell>
        </table:table-row>
        <table:table-row>
          <table:table-cell table:style-name="Táblázat3.A3" office:value-type="string">
            <text:p text:style-name="P19">DOMParser <text:span text:style-name="T57">sample function</text:span></text:p>
          </table:table-cell>
          <table:covered-table-cell/>
        </table:table-row>
        <table:table-row>
          <table:table-cell table:style-name="Táblázat3.A4" office:value-type="string">
            <text:p text:style-name="P56"/>
            <text:p text:style-name="P56">function parseHTML (str) {</text:p>
            <text:p text:style-name="P56"><text:s text:c="2"/>return Array.<text:span text:style-name="T62">from</text:span>(</text:p>
            <text:p text:style-name="P56"><text:s text:c="4"/>(new DOMParser())</text:p>
            <text:p text:style-name="P56"><text:s text:c="6"/>.parseFromString(str, "text/html")</text:p>
            <text:p text:style-name="P56"><text:s text:c="6"/>.childNodes[0]</text:p>
            <text:p text:style-name="P56"><text:s text:c="6"/>.childNodes[1]</text:p>
            <text:p text:style-name="P56"><text:s text:c="6"/>.childNodes</text:p>
            <text:p text:style-name="P56"><text:s text:c="2"/>);</text:p>
            <text:p text:style-name="P56">}</text:p>
            <text:p text:style-name="P56"/>
            <text:p text:style-name="P56">parseHTML(</text:p>
            <text:p text:style-name="P56"><text:s text:c="2"/>"&lt;div&gt;1&lt;p&gt;2&lt;/p&gt;&lt;p&gt;3&lt;/p&gt;&lt;/div&gt;"</text:p>
            <text:p text:style-name="P56"><text:s text:c="2"/>+ "&lt;div&gt;4&lt;p&gt;5&lt;/p&gt;&lt;p&gt;6&lt;/p&gt;&lt;/div&gt;"</text:p>
            <text:p text:style-name="P56"><text:s text:c="2"/>+ "&lt;div&gt;7&lt;/div&gt;"</text:p>
            <text:p text:style-name="P56"><text:s text:c="2"/>+ "&lt;p&gt;8&lt;/p&gt;"</text:p>
            <text:p text:style-name="P56">);</text:p>
            <text:p text:style-name="P39"><text:span text:style-name="T57">// -&gt; </text:span>Array(4) [ div, div, div, p ]</text:p>
            <text:p text:style-name="P40">// Tested in IE11, Edge, Firefox and Chrome.</text:p>
            <text:p text:style-name="P57"/>
          </table:table-cell>
          <table:covered-table-cell/>
        </table:table-row>
      </table:table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1-01T17:18:32.387000000</meta:creation-date>
    <dc:date>2019-10-11T18:25:15.364000000</dc:date>
    <meta:editing-duration>PT8H48M12S</meta:editing-duration>
    <meta:editing-cycles>177</meta:editing-cycles>
    <meta:generator>LibreOffice/6.3.1.2$Windows_X86_64 LibreOffice_project/b79626edf0065ac373bd1df5c28bd630b4424273</meta:generator>
    <meta:document-statistic meta:table-count="3" meta:image-count="0" meta:object-count="0" meta:page-count="3" meta:paragraph-count="187" meta:word-count="697" meta:character-count="5508" meta:non-whitespace-character-count="4915"/>
  </office:meta>
</office:document-meta>
</file>